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15aa85" officeooo:paragraph-rsid="0015aa85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15aa85" officeooo:paragraph-rsid="0015aa8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0pt" fo:font-style="normal" style:text-underline-style="none" fo:font-weight="normal" officeooo:rsid="0015aa85" officeooo:paragraph-rsid="0015aa8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ize="10pt" fo:font-style="normal" style:text-underline-style="none" fo:font-weight="normal" officeooo:rsid="0015aa85" officeooo:paragraph-rsid="0015aa8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7" style:family="paragraph" style:parent-style-name="Standard" style:list-style-name="L3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9" style:family="paragraph" style:parent-style-name="Standard" style:list-style-name="L5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0" style:family="paragraph" style:parent-style-name="Standard" style:list-style-name="L6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1" style:family="paragraph" style:parent-style-name="Standard" style:list-style-name="L7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3" style:family="paragraph" style:parent-style-name="Standard" style:list-style-name="L8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4" style:family="paragraph" style:parent-style-name="Standard" style:list-style-name="L9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5" style:family="paragraph" style:parent-style-name="Standard" style:list-style-name="L10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6" style:family="paragraph" style:parent-style-name="Standard" style:list-style-name="L11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7" style:family="paragraph" style:parent-style-name="Standard" style:list-style-name="L12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8" style:family="paragraph" style:parent-style-name="Standard" style:list-style-name="L13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9" style:family="paragraph" style:parent-style-name="Standard" style:list-style-name="L14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0" style:family="paragraph" style:parent-style-name="Standard" style:list-style-name="L15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1" style:family="paragraph" style:parent-style-name="Standard" style:list-style-name="L15">
      <style:text-properties fo:font-size="10pt" fo:font-style="normal" style:text-underline-style="none" fo:font-weight="normal" officeooo:rsid="00179195" officeooo:paragraph-rsid="001a160e" style:font-style-asian="normal" style:font-weight-asian="normal" style:font-style-complex="normal" style:font-weight-complex="normal"/>
    </style:style>
    <style:style style:name="P22" style:family="paragraph" style:parent-style-name="Standard" style:list-style-name="L16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3" style:family="paragraph" style:parent-style-name="Standard" style:list-style-name="L16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P25" style:family="paragraph" style:parent-style-name="Standard" style:list-style-name="L17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ize="10pt" fo:font-style="normal" style:text-underline-style="solid" style:text-underline-width="auto" style:text-underline-color="font-color" fo:font-weight="normal" officeooo:rsid="0015e126" officeooo:paragraph-rsid="0015e12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ize="10pt" fo:font-style="normal" style:text-underline-style="solid" style:text-underline-width="auto" style:text-underline-color="font-color" fo:font-weight="normal" officeooo:rsid="00179195" officeooo:paragraph-rsid="00179195" style:font-style-asian="normal" style:font-weight-asian="normal" style:font-style-complex="normal" style:font-weight-complex="normal"/>
    </style:style>
    <style:style style:name="T1" style:family="text">
      <style:text-properties officeooo:rsid="0015e126"/>
    </style:style>
    <style:style style:name="T2" style:family="text">
      <style:text-properties officeooo:rsid="00179195"/>
    </style:style>
    <style:style style:name="T3" style:family="text">
      <style:text-properties officeooo:rsid="001a16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01:</text:p>
      <text:p text:style-name="P1">CYBRARY: Introduction to IT and Cybersecurity: <text:span text:style-name="T3">2014 course</text:span></text:p>
      <text:p text:style-name="P3">Intro to Sys Admin<text:span text:style-name="T1">(customer facing role)</text:span>:</text:p>
      <text:p text:style-name="P3">What does he do? </text:p>
      <text:list xml:id="list1810031756" text:style-name="L1">
        <text:list-item>
          <text:p text:style-name="P4">Install, configure, maintain hardware</text:p>
        </text:list-item>
        <text:list-item>
          <text:p text:style-name="P4">provide Technical support</text:p>
        </text:list-item>
        <text:list-item>
          <text:p text:style-name="P4">perform regular backups incase of disaster</text:p>
        </text:list-item>
      </text:list>
      <text:p text:style-name="P5">KSA</text:p>
      <text:list xml:id="list1383908552" text:style-name="L2">
        <text:list-item>
          <text:p text:style-name="P6">reporting, communication</text:p>
        </text:list-item>
        <text:list-item>
          <text:p text:style-name="P6">server and client os</text:p>
        </text:list-item>
        <text:list-item>
          <text:p text:style-name="P6">vm’s and identifying server performance</text:p>
        </text:list-item>
        <text:list-item>
          <text:p text:style-name="P6">Directory services(LDAP(used for directory services authentication), Active Directory(manage permissions and access to network))</text:p>
        </text:list-item>
      </text:list>
      <text:p text:style-name="P5">Tools(dependent on enterprise):</text:p>
      <text:list xml:id="list1346384810" text:style-name="L3">
        <text:list-item>
          <text:p text:style-name="P7">wireshark</text:p>
        </text:list-item>
        <text:list-item>
          <text:p text:style-name="P7">powershell</text:p>
        </text:list-item>
        <text:list-item>
          <text:p text:style-name="P7">sysinternals(info related to hardware)</text:p>
        </text:list-item>
        <text:list-item>
          <text:p text:style-name="P7">RDP(remote desktop protocol)</text:p>
        </text:list-item>
      </text:list>
      <text:p text:style-name="P5">Typical Day:</text:p>
      <text:list xml:id="list1765252353" text:style-name="L4">
        <text:list-item>
          <text:p text:style-name="P8">communicating with users</text:p>
        </text:list-item>
        <text:list-item>
          <text:p text:style-name="P8">troubleshooting and maintenance, recovery</text:p>
        </text:list-item>
        <text:list-item>
          <text:p text:style-name="P8">disaster preparedness/ recovery</text:p>
        </text:list-item>
      </text:list>
      <text:p text:style-name="P5">Prospects:</text:p>
      <text:p text:style-name="P5">Median Pay(81,000$)</text:p>
      <text:p text:style-name="P5">Certs:</text:p>
      <text:list xml:id="list4062722640" text:style-name="L5">
        <text:list-item>
          <text:p text:style-name="P9">A+</text:p>
        </text:list-item>
        <text:list-item>
          <text:p text:style-name="P9">Network+</text:p>
        </text:list-item>
        <text:list-item>
          <text:p text:style-name="P9">Sec+</text:p>
        </text:list-item>
      </text:list>
      <text:p text:style-name="P5"/>
      <text:p text:style-name="P26">INTRODUCTION TO NETWORK ENGINEERING</text:p>
      <text:p text:style-name="P5">building, maintaining and protecting networks</text:p>
      <text:p text:style-name="P5">operate network services and systems</text:p>
      <text:p text:style-name="P5">KSA:</text:p>
      <text:list xml:id="list1897660199" text:style-name="L6">
        <text:list-item>
          <text:p text:style-name="P10">reporting and communication(doesnt matter how good u are if u cant communicate, communicating effectively)</text:p>
        </text:list-item>
        <text:list-item>
          <text:p text:style-name="P10">analyzing network traffic, protecting networks</text:p>
        </text:list-item>
        <text:list-item>
          <text:p text:style-name="P10">networking concepts, protocols</text:p>
        </text:list-item>
      </text:list>
      <text:p text:style-name="P5">Tools:</text:p>
      <text:list xml:id="list1920028619" text:style-name="L7">
        <text:list-item>
          <text:p text:style-name="P11">Wireshark</text:p>
        </text:list-item>
        <text:list-item>
          <text:p text:style-name="P11">commands: tracert, nslookup, ifconfig</text:p>
        </text:list-item>
        <text:list-item>
          <text:p text:style-name="P11">puTTY<text:span text:style-name="T2">(SSH, Telnet)</text:span></text:p>
        </text:list-item>
        <text:list-item>
          <text:p text:style-name="P11">network performance/analyzer</text:p>
        </text:list-item>
      </text:list>
      <text:p text:style-name="P12">Typical Day:</text:p>
      <text:list xml:id="list100914671" text:style-name="L8">
        <text:list-item>
          <text:p text:style-name="P13">reviewing logs</text:p>
        </text:list-item>
        <text:list-item>
          <text:p text:style-name="P13">fixing issues</text:p>
        </text:list-item>
        <text:list-item>
          <text:p text:style-name="P13">backups</text:p>
        </text:list-item>
        <text:list-item>
          <text:p text:style-name="P13">ACL’s, VPN’s</text:p>
        </text:list-item>
        <text:list-item>
          <text:p text:style-name="P13">documentation to stay organized or to show a manager</text:p>
        </text:list-item>
      </text:list>
      <text:p text:style-name="P12">Job Prospects:</text:p>
      <text:p text:style-name="P12">55,000-200,000</text:p>
      <text:p text:style-name="P12">median: 75,000</text:p>
      <text:p text:style-name="P12">Certs:</text:p>
      <text:list xml:id="list1233401336" text:style-name="L9">
        <text:list-item>
          <text:p text:style-name="P14">Network+</text:p>
        </text:list-item>
        <text:list-item>
          <text:p text:style-name="P14">MCSA</text:p>
        </text:list-item>
        <text:list-item>
          <text:p text:style-name="P14">MCSE</text:p>
        </text:list-item>
        <text:list-item>
          <text:p text:style-name="P14">CCNA</text:p>
        </text:list-item>
        <text:list-item>
          <text:p text:style-name="P14">CCNP </text:p>
        </text:list-item>
      </text:list>
      <text:p text:style-name="P12"/>
      <text:p text:style-name="P27">Intro to Incident Response and forensics</text:p>
      <text:p text:style-name="P12">Responsible for identifying and responding to incidents</text:p>
      <text:p text:style-name="P12">Standard procedures to analyze data, determine severity of incident</text:p>
      <text:p text:style-name="P12"><text:soft-page-break/>KSA’s:</text:p>
      <text:list xml:id="list104862285" text:style-name="L10">
        <text:list-item>
          <text:p text:style-name="P15">Reporting and Communication</text:p>
        </text:list-item>
        <text:list-item>
          <text:p text:style-name="P15">Networking concepts, protocols</text:p>
        </text:list-item>
        <text:list-item>
          <text:p text:style-name="P15">Cyber threats and vulnerabilities</text:p>
        </text:list-item>
        <text:list-item>
          <text:p text:style-name="P15">Laws and regulations to be followed</text:p>
        </text:list-item>
      </text:list>
      <text:p text:style-name="P12">Tools:</text:p>
      <text:list xml:id="list2519807474" text:style-name="L11">
        <text:list-item>
          <text:p text:style-name="P16">OSSIM</text:p>
        </text:list-item>
        <text:list-item>
          <text:p text:style-name="P16">Snort</text:p>
        </text:list-item>
        <text:list-item>
          <text:p text:style-name="P16">OpenVAS --&gt; vuln scanner</text:p>
        </text:list-item>
        <text:list-item>
          <text:p text:style-name="P16">OCS inventory</text:p>
        </text:list-item>
      </text:list>
      <text:p text:style-name="P12">Typical day:</text:p>
      <text:list xml:id="list938776803" text:style-name="L12">
        <text:list-item>
          <text:p text:style-name="P17">risk assessments</text:p>
        </text:list-item>
        <text:list-item>
          <text:p text:style-name="P17">abnormal system behavior</text:p>
        </text:list-item>
        <text:list-item>
          <text:p text:style-name="P17">suspicious activity</text:p>
        </text:list-item>
        <text:list-item>
          <text:p text:style-name="P17">SOC Analyst</text:p>
        </text:list-item>
      </text:list>
      <text:p text:style-name="P12">Certs:</text:p>
      <text:list xml:id="list2213035725" text:style-name="L13">
        <text:list-item>
          <text:p text:style-name="P18">ECIH</text:p>
        </text:list-item>
        <text:list-item>
          <text:p text:style-name="P18">GCIH</text:p>
        </text:list-item>
        <text:list-item>
          <text:p text:style-name="P18">CEIH</text:p>
        </text:list-item>
      </text:list>
      <text:p text:style-name="P12"/>
      <text:p text:style-name="P27">INTRO TO OFFENSIVE SEC AND PEN TESTING</text:p>
      <text:p text:style-name="P12">looking for one single information in a haystack</text:p>
      <text:p text:style-name="P12">learn the methodologies tools of hackers and emulate them on your own system, to check for vulnerabillities</text:p>
      <text:p text:style-name="P12">use combination of social and technical approaches to find weaknesses in an organization</text:p>
      <text:p text:style-name="P12">KSA’s:</text:p>
      <text:list xml:id="list184934228" text:style-name="L14">
        <text:list-item>
          <text:p text:style-name="P19">Communication and reporting</text:p>
        </text:list-item>
        <text:list-item>
          <text:p text:style-name="P19">common OS’</text:p>
        </text:list-item>
        <text:list-item>
          <text:p text:style-name="P19">vulnerabilities and vulnerability development</text:p>
        </text:list-item>
        <text:list-item>
          <text:p text:style-name="P19">Social Engineering</text:p>
        </text:list-item>
        <text:list-item>
          <text:p text:style-name="P19">Security Standards</text:p>
        </text:list-item>
      </text:list>
      <text:p text:style-name="P12">Tools</text:p>
      <text:list xml:id="list613687199" text:style-name="L15">
        <text:list-item>
          <text:p text:style-name="P20">Kali</text:p>
        </text:list-item>
        <text:list-item>
          <text:p text:style-name="P20">metasploit</text:p>
        </text:list-item>
        <text:list-item>
          <text:p text:style-name="P20">wireshark</text:p>
        </text:list-item>
        <text:list-item>
          <text:p text:style-name="P21">aircrack-ng <text:s/>--&gt; wifi cracking</text:p>
        </text:list-item>
        <text:list-item>
          <text:p text:style-name="P20">Cain and abel --&gt; password cracking</text:p>
        </text:list-item>
      </text:list>
      <text:p text:style-name="P12">Typical Day:</text:p>
      <text:list xml:id="list3082845174" text:style-name="L16">
        <text:list-item>
          <text:p text:style-name="P22">establish rules of engagement(<text:span text:style-name="T3">what not to scan</text:span>)</text:p>
        </text:list-item>
        <text:list-item>
          <text:p text:style-name="P23">initial assessments(what ports open, wide range)</text:p>
        </text:list-item>
        <text:list-item>
          <text:p text:style-name="P23">targeted attacks(problem solving and critical thinking)</text:p>
        </text:list-item>
      </text:list>
      <text:p text:style-name="P24">Job Prospects:</text:p>
      <text:p text:style-name="P24">Median $80,000</text:p>
      <text:p text:style-name="P24">Certs:</text:p>
      <text:list xml:id="list4104077501" text:style-name="L17">
        <text:list-item>
          <text:p text:style-name="P25">Sec+</text:p>
        </text:list-item>
        <text:list-item>
          <text:p text:style-name="P25">CEH</text:p>
        </text:list-item>
        <text:list-item>
          <text:p text:style-name="P25">LPT</text:p>
        </text:list-item>
        <text:list-item>
          <text:p text:style-name="P25">Pentest+</text:p>
        </text:list-item>
        <text:list-item>
          <text:p text:style-name="P25">CISSP</text:p>
        </text:list-item>
        <text:list-item>
          <text:p text:style-name="P25">OSC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9:43:06.388323072</meta:creation-date>
    <dc:date>2021-03-01T20:44:23.504153372</dc:date>
    <meta:editing-duration>PT35S</meta:editing-duration>
    <meta:editing-cycles>1</meta:editing-cycles>
    <meta:document-statistic meta:table-count="0" meta:image-count="0" meta:object-count="0" meta:page-count="2" meta:paragraph-count="105" meta:word-count="404" meta:character-count="2532" meta:non-whitespace-character-count="2301"/>
    <meta:generator>LibreOffice/6.4.6.2$Linux_X86_64 LibreOffice_project/40$Build-2</meta:generator>
  </office:meta>
</office:document-meta>
</file>